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1.482cm" fo:margin-bottom="0.635cm"/>
      <style:text-properties fo:font-size="14pt" style:font-size-asian="14pt"/>
    </style:style>
    <style:style style:name="P2" style:family="paragraph" style:parent-style-name="Standard">
      <style:paragraph-properties fo:margin-left="0cm" fo:margin-right="0cm" fo:margin-top="0.423cm" fo:margin-bottom="0.212cm" fo:text-indent="0cm" style:auto-text-indent="false"/>
    </style:style>
    <style:style style:name="P3" style:family="paragraph" style:parent-style-name="Standard">
      <style:paragraph-properties fo:margin-left="0cm" fo:margin-right="0cm" fo:margin-top="0.423cm" fo:margin-bottom="0.212cm" fo:text-indent="0cm" style:auto-text-indent="false">
        <style:tab-stops>
          <style:tab-stop style:position="14.002cm"/>
          <style:tab-stop style:position="14.503cm"/>
        </style:tab-stops>
      </style:paragraph-properties>
    </style:style>
    <style:style style:name="P4" style:family="paragraph" style:parent-style-name="Standard">
      <style:paragraph-properties fo:margin-left="0cm" fo:margin-right="0cm" fo:margin-top="0.423cm" fo:margin-bottom="0.212cm" fo:text-indent="0cm" style:auto-text-indent="false">
        <style:tab-stops>
          <style:tab-stop style:position="14.002cm"/>
          <style:tab-stop style:position="14.503cm"/>
        </style:tab-stops>
      </style:paragraph-properties>
      <style:text-properties style:font-name="Arial1" style:font-name-complex="Arial3"/>
    </style:style>
    <style:style style:name="P5" style:family="paragraph" style:parent-style-name="Standard">
      <style:paragraph-properties fo:margin-left="0cm" fo:margin-right="0cm" fo:margin-top="0.423cm" fo:margin-bottom="0.212cm" fo:text-indent="0cm" style:auto-text-indent="false"/>
      <style:text-properties fo:font-size="14pt" fo:font-style="italic" style:font-size-asian="14pt" style:font-style-asian="italic"/>
    </style:style>
    <style:style style:name="P6" style:family="paragraph" style:parent-style-name="Standard">
      <style:paragraph-properties fo:margin-left="0cm" fo:margin-right="0cm" fo:margin-top="0.423cm" fo:margin-bottom="0.212cm" fo:text-align="center" style:justify-single-word="false" fo:text-indent="0cm" style:auto-text-indent="false"/>
    </style:style>
    <style:style style:name="P7" style:family="paragraph" style:parent-style-name="Body_20_Text_20_2">
      <style:paragraph-properties fo:margin-top="0.212cm" fo:margin-bottom="0.212cm" fo:line-height="100%" fo:text-align="center" style:justify-single-word="false"/>
      <style:text-properties style:font-name="Arial1" fo:language="ru" fo:country="RU" style:font-name-complex="Arial3"/>
    </style:style>
    <style:style style:name="P8" style:family="paragraph" style:parent-style-name="Normal_20__28_Web_29_">
      <style:paragraph-properties fo:margin-top="0cm" fo:margin-bottom="0cm" fo:text-align="center" style:justify-single-word="false"/>
      <style:text-properties fo:font-size="14pt" style:font-size-asian="14pt" style:font-size-complex="14pt"/>
    </style:style>
    <style:style style:name="P9" style:family="paragraph" style:parent-style-name="ВВедение">
      <style:paragraph-properties fo:break-before="page"/>
    </style:style>
    <style:style style:name="P10" style:family="paragraph" style:parent-style-name="маркированный_20_список" style:list-style-name="">
      <style:paragraph-properties fo:margin-left="2.155cm" fo:margin-right="0cm" fo:text-indent="-0.635cm" style:auto-text-indent="false"/>
    </style:style>
    <style:style style:name="P11" style:family="paragraph" style:parent-style-name="Название_20_главы">
      <style:paragraph-properties fo:break-before="page">
        <style:tab-stops>
          <style:tab-stop style:position="1.249cm"/>
        </style:tab-stops>
      </style:paragraph-properties>
    </style:style>
    <style:style style:name="P12" style:family="paragraph" style:parent-style-name="Название_20_главы">
      <style:paragraph-properties fo:margin-left="0cm" fo:margin-right="0cm" fo:text-indent="1.251cm" style:auto-text-indent="false">
        <style:tab-stops>
          <style:tab-stop style:position="1.249cm"/>
        </style:tab-stops>
      </style:paragraph-properties>
    </style:style>
    <style:style style:name="P13" style:family="paragraph" style:parent-style-name="Название_20_главы" style:list-style-name="">
      <style:paragraph-properties fo:margin-left="1.251cm" fo:margin-right="0cm" fo:text-align="center" style:justify-single-word="false" fo:text-indent="-1.251cm" style:auto-text-indent="false">
        <style:tab-stops>
          <style:tab-stop style:position="1.249cm"/>
        </style:tab-stops>
      </style:paragraph-properties>
    </style:style>
    <style:style style:name="P14" style:family="paragraph" style:parent-style-name="Текст_20_курсовой" style:list-style-name="WWNum34"/>
    <style:style style:name="P15" style:family="paragraph" style:parent-style-name="Текст_20_курсовой" style:list-style-name="WWNum35"/>
    <style:style style:name="P16" style:family="paragraph" style:parent-style-name="Текст_20_курсовой">
      <style:paragraph-properties fo:margin-left="0cm" fo:margin-right="0cm" fo:text-indent="0cm" style:auto-text-indent="false" fo:background-color="#ffffff">
        <style:background-image/>
      </style:paragraph-properties>
    </style:style>
    <style:style style:name="P17" style:family="paragraph" style:parent-style-name="Титульный_20_лист" style:master-page-name="Standard">
      <style:paragraph-properties style:page-number="auto"/>
    </style:style>
    <style:style style:name="T1" style:family="text">
      <style:text-properties fo:letter-spacing="-0.035cm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1" style:font-name-complex="Arial3"/>
    </style:style>
    <style:style style:name="T5" style:family="text">
      <style:text-properties style:font-name="Arial1" style:text-underline-style="solid" style:text-underline-width="auto" style:text-underline-color="font-color" style:font-name-complex="Arial3"/>
    </style:style>
    <style:style style:name="T6" style:family="text">
      <style:text-properties style:font-name="Arial1" fo:font-style="italic" style:font-style-asian="italic" style:font-name-complex="Arial3"/>
    </style:style>
    <style:style style:name="T7" style:family="text">
      <style:text-properties style:font-name="Calibri" fo:font-size="11pt" style:font-size-asian="11pt" style:font-name-complex="Arial3" style:font-size-complex="11pt"/>
    </style:style>
    <style:style style:name="T8" style:family="text">
      <style:text-properties fo:language="ru" fo:country="RU"/>
    </style:style>
    <style:style style:name="T9" style:family="text">
      <style:text-properties fo:font-size="18pt" style:font-size-asian="18pt"/>
    </style:style>
    <style:style style:name="T10" style:family="text">
      <style:text-properties fo:language="en" fo:country="US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fo:color="#000000"/>
    </style:style>
    <style:style style:name="T13" style:family="text">
      <style:text-properties fo:color="#000000" fo:background-color="#ffffff"/>
    </style:style>
    <style:style style:name="T14" style:family="text">
      <style:text-properties fo:color="#000000" style:font-name="Liberation Sans" fo:font-size="12pt" fo:background-color="#ffffff" style:font-name-asian="Liberation Sans1" style:font-size-asian="12pt" style:font-name-complex="Liberation Sans1"/>
    </style:style>
    <style:style style:name="T15" style:family="text">
      <style:text-properties fo:color="#000000" style:font-name="Liberation Sans" fo:font-size="11.5pt" fo:background-color="#ffffff" style:font-name-asian="Liberation Sans1" style:font-size-asian="11.5pt" style:font-name-complex="Liberation Sans1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-start text:name="Bookmark"/>МИНОБРНАУКИ РОССИИ<text:bookmark-end text:name="Bookmark"/></text:h>
      <text:h text:style-name="Титульный_20_лист" text:outline-level="1"><text:bookmark-start text:name="Bookmark1"/><text:span text:style-name="T1">ФЕДЕРАЛЬНОЕ ГОСУДАРСТВЕННОЕ БЮДЖЕТНОЕ ОБРАЗОВАТЕЛЬНОЕ УЧРЕЖДЕНИЕ</text:span><text:bookmark-end text:name="Bookmark1"/><text:span text:style-name="T1"> </text:span></text:h>
      <text:h text:style-name="Титульный_20_лист" text:outline-level="1"><text:bookmark-start text:name="Bookmark2"/><text:span text:style-name="T1">ВЫСШЕГО ОБРАЗОВАНИЯ</text:span><text:bookmark-end text:name="Bookmark2"/></text:h>
      <text:h text:style-name="Титульный_20_лист" text:outline-level="1"><text:bookmark-start text:name="Bookmark3"/><text:span text:style-name="T2">«ВОРОНЕЖСКИЙ ГОСУДАРСТВЕННЫЙ УНИВЕРСИТЕТ»</text:span><text:bookmark-end text:name="Bookmark3"/></text:h>
      <text:h text:style-name="титульный2" text:outline-level="1">Дополнительное образование «Основы промышленного программирования»</text:h>
      <text:h text:style-name="титульный2" text:outline-level="1"/>
      <text:h text:style-name="титульный2" text:outline-level="1"/>
      <text:h text:style-name="титульный2" text:outline-level="1"/>
      <text:h text:style-name="титульный2" text:outline-level="1"/>
      <text:h text:style-name="титульный2" text:outline-level="1"/>
      <text:h text:style-name="титульный2" text:outline-level="1"/>
      <text:h text:style-name="титульный2" text:outline-level="1">Pygame проект по теме</text:h>
      <text:h text:style-name="титульный2" text:outline-level="1">«Три в ряд»</text:h>
      <text:p text:style-name="P7"/>
      <text:p text:style-name="P1"/>
      <text:p text:style-name="P1"/>
      <text:p text:style-name="P2"><text:span text:style-name="T4">Ученики </text:span><text:span text:style-name="T5"><text:s text:c="54"/></text:span><text:span text:style-name="T4">Кучина А.Д., Свиридова Ю.А., Свиридов И.А.</text:span></text:p>
      <text:p text:style-name="P3"><text:span text:style-name="T4">Методист </text:span><text:span text:style-name="T5"><text:s text:c="93"/></text:span><text:span text:style-name="T4">Копытина Е.А.</text:span></text:p>
      <text:p text:style-name="P4"/>
      <text:p text:style-name="P5"/>
      <text:p text:style-name="P5"/>
      <text:p text:style-name="P5"/>
      <text:p text:style-name="P6"><text:span text:style-name="T4">Воронеж 2023</text:span></text:p>
      <text:p text:style-name="P8"><text:bookmark-start text:name="Bookmark4"/></text:p>
      <text:p text:style-name="P9"><text:bookmark-start text:name="_Toc10133128"/><text:bookmark-start text:name="_Toc355904656"/>Содержание<text:bookmark-end text:name="Bookmark4"/><text:bookmark-end text:name="_Toc10133128"/><text:bookmark-end text:name="_Toc355904656"/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содержание_3b_1_3b_Название_20_главы_3b_1_3b_Название_20_параграфа_3b_2_3b_Название_20_пункта_3b_3_3b_ВВедение_3b_1_3b_Приложения_3b_1_3b_Список_20_использованных_20_источников_3b_1_3b_ПодзаголовокКатя_3b_4"/>
          </text:index-source-styles>
        </text:table-of-content-source>
        <text:index-body>
          <text:p text:style-name="Text_20_body"/>
        </text:index-body>
      </text:table-of-content>
      <text:p text:style-name="ВВедение"><text:bookmark-start text:name="Bookmark5"/><text:a xlink:type="simple" xlink:href="#_Toc54959498" text:style-name="Internet_20_link" text:visited-style-name="Visited_20_Internet_20_Link"><text:span text:style-name="T7"/></text:a></text:p>
      <text:list xml:id="list5721175767784369938" text:style-name="Outline">
        <text:list-item>
          <text:h text:style-name="P11" text:outline-level="1"><text:bookmark-end text:name="Bookmark5"/><text:bookmark-start text:name="_Toc417931315"/><text:span text:style-name="T8">Название проекта</text:span><text:bookmark-end text:name="_Toc417931315"/></text:h>
        </text:list-item>
      </text:list>
      <text:p text:style-name="Текст_20_курсовой">Требуется выполнить проект по <text:span text:style-name="T10">Pygame</text:span> под названием «Три в ряд», который должен включать в себя реализацию следующих задач:</text:p>
      <text:list xml:id="list4061376271708628802" text:style-name="WWNum34">
        <text:list-item>
          <text:p text:style-name="P14">Реализация интерфейса игры</text:p>
        </text:list-item>
        <text:list-item>
          <text:p text:style-name="P14">Реализация звукового сопровождения игрового процесса</text:p>
        </text:list-item>
        <text:list-item>
          <text:p text:style-name="P14">Реализация логики игры</text:p>
        </text:list-item>
        <text:list-item>
          <text:p text:style-name="P14">Подсчет результата игры в поле «Score»</text:p>
        </text:list-item>
      </text:list>
      <text:list xml:id="list38827574" text:continue-list="list5721175767784369938" text:style-name="Outline">
        <text:list-item>
          <text:h text:style-name="P12" text:outline-level="1"><text:bookmark-start text:name="Bookmark6"/><text:span text:style-name="T8">Авторы проекта</text:span><text:bookmark-end text:name="Bookmark6"/></text:h>
        </text:list-item>
      </text:list>
      <text:p text:style-name="Текст_20_курсовой">Авторами проекта являются Кучина Анна Денисовна, Свиридова Юлия Алексеевна и Свиридов Илья Алексеевич, ученики второго года обучения проекта Яндекс.Лицей, которые самостоятельно выполняли вышеописанный проект.</text:p>
      <text:list xml:id="list38851978" text:continue-numbering="true" text:style-name="Outline">
        <text:list-item>
          <text:h text:style-name="P12" text:outline-level="1"><text:bookmark-start text:name="Bookmark7"/><text:span text:style-name="T8">Описание идеи</text:span><text:bookmark-end text:name="Bookmark7"/></text:h>
        </text:list-item>
      </text:list>
      <text:p text:style-name="P16"><text:span text:style-name="T11">«Три в ряд» – классическая игра, которую знают и взрослые, и дети. Правила игры следующие: пользователь должен собрать комбинацию из трех или более фишек одного вида на игровом поле путем их перемещения. В ходе игры на поле добавляются новые фишки, которые также могут складываться в комбинации при совпадении их вида.</text:span></text:p>
      <text:p text:style-name="P16"><text:span text:style-name="T11">Цель игры: набрать как можно большее количество очков за отведенное количество ходов.</text:span></text:p>
      <text:list xml:id="list38838084" text:continue-numbering="true" text:style-name="Outline">
        <text:list-item>
          <text:h text:style-name="P12" text:outline-level="1"><text:bookmark-start text:name="Bookmark8"/><text:span text:style-name="T8">Описание реализации</text:span><text:bookmark-end text:name="Bookmark8"/></text:h>
        </text:list-item>
      </text:list>
      <text:p text:style-name="Текст_20_курсовой">Игра «Три в ряд» была создана при помощи следующих файлов и функций:</text:p>
      <text:list xml:id="list170551181739184187" text:style-name="WWNum35">
        <text:list-item>
          <text:p text:style-name="P15">Файл <text:span text:style-name="T3">game</text:span> со следующим функционалом:</text:p>
        </text:list-item>
        <text:list-item>
          <text:p text:style-name="P15"><text:span text:style-name="T14">def array</text:span><text:span text:style-name="T13">() – отвечает за создание и заполнение массива элементов</text:span></text:p>
        </text:list-item>
        <text:list-item>
          <text:p text:style-name="P15"><text:soft-page-break/><text:span text:style-name="T14">def coincidence</text:span><text:span text:style-name="T13">() – отвечает за проверку совпадений в столбцах и строках</text:span></text:p>
        </text:list-item>
        <text:list-item>
          <text:p text:style-name="P15"><text:span text:style-name="T14">def nastroy</text:span><text:span text:style-name="T13">() – отвечает за настройку игрового поля так, чтобы в начале игры не было совпадений на игровом поле</text:span></text:p>
        </text:list-item>
        <text:list-item>
          <text:p text:style-name="P15"><text:span text:style-name="T14">def pokaz</text:span><text:span text:style-name="T13">() – отвечает за отображение текстового представления массива</text:span></text:p>
        </text:list-item>
        <text:list-item>
          <text:p text:style-name="P15"><text:span text:style-name="T14">def stop_disp</text:span><text:span text:style-name="T13">() – отвечает за обновление и приостановку элементов экрана</text:span></text:p>
        </text:list-item>
        <text:list-item>
          <text:p text:style-name="P15"><text:span text:style-name="T14">def standing_nearby</text:span><text:span text:style-name="T13">() – отвечает за проверку того, что ячейка, которую двигает игрок, находится рядом с первой</text:span><text:span text:style-name="T12"> выбранной</text:span></text:p>
        </text:list-item>
        <text:list-item>
          <text:p text:style-name="P15"><text:span text:style-name="T14">def moving</text:span><text:span text:style-name="T13">() – отвечает за </text:span><text:span text:style-name="T12">перестановку ячеек</text:span></text:p>
        </text:list-item>
        <text:list-item>
          <text:p text:style-name="P15"><text:span text:style-name="T14">def matches</text:span><text:span text:style-name="T13">() – отвечает з</text:span><text:span text:style-name="T12">а проверку совпадений в столбцах и строках и сводит совпадения к нулю</text:span></text:p>
        </text:list-item>
        <text:list-item>
          <text:p text:style-name="P15"><text:span text:style-name="T14">def desk_filling</text:span><text:span text:style-name="T13">() – используется если на поле есть пустые клетки</text:span><text:span text:style-name="T12">, заполняет поле</text:span></text:p>
        </text:list-item>
        <text:list-item>
          <text:p text:style-name="P15"><text:span text:style-name="T14">def spusk_kletok</text:span><text:span text:style-name="T13">() – отвечает за спуск пустых клеток на одну ячейку вниз</text:span></text:p>
        </text:list-item>
        <text:list-item>
          <text:p text:style-name="P15"><text:span text:style-name="T14">def zapoln_verh</text:span><text:span text:style-name="T13">() – отвечает за заполнение всех пустых ячеек в верхней части поля</text:span></text:p>
        </text:list-item>
        <text:list-item>
          <text:p text:style-name="P15"><text:span text:style-name="T14">def play</text:span><text:span text:style-name="T13">() – отвечает за запуск игрового процесса </text:span></text:p>
        </text:list-item>
        <text:list-item>
          <text:p text:style-name="P15"><text:span text:style-name="T13">Файл </text:span><text:span text:style-name="T16">draw</text:span><text:span text:style-name="T13"> со следующим функционалом:</text:span></text:p>
        </text:list-item>
        <text:list-item>
          <text:p text:style-name="P15"><text:span text:style-name="T14">def images_loading</text:span><text:span text:style-name="T13">() – отвечает за </text:span><text:span text:style-name="T12">создание списка для упрощения доступа к данным</text:span></text:p>
        </text:list-item>
        <text:list-item>
          <text:p text:style-name="P15"><text:span text:style-name="T14">def image_drawing</text:span><text:span text:style-name="T13">() – отвечает за загрузку и отображение <text:s/>изображений </text:span></text:p>
        </text:list-item>
        <text:list-item>
          <text:p text:style-name="P15"><text:span text:style-name="T14">def screen</text:span><text:span text:style-name="T13">() – отвечает за подготовку экрана</text:span></text:p>
        </text:list-item>
        <text:list-item>
          <text:p text:style-name="P15"><text:soft-page-break/><text:span text:style-name="T14">def to_pix</text:span><text:span text:style-name="T13">() – разбивает экран на пиксели </text:span></text:p>
        </text:list-item>
        <text:list-item>
          <text:p text:style-name="P15"><text:span text:style-name="T14">def window</text:span><text:span text:style-name="T13">() – отвечает за </text:span><text:span text:style-name="T12">подготовку окна, его заливку и элементы</text:span></text:p>
        </text:list-item>
        <text:list-item>
          <text:p text:style-name="P15"><text:span text:style-name="T14">def drawing</text:span><text:span text:style-name="T13">() – отвечает за </text:span><text:span text:style-name="T12">отрисовку и информационное наполнение игрового поля полями: цель, ходы, осталось ходов и результат(</text:span><text:span text:style-name="T14">GOAL</text:span><text:span text:style-name="T13">, </text:span><text:span text:style-name="T14">TURNS</text:span><text:span text:style-name="T13">, </text:span><text:span text:style-name="T14">LEFT</text:span><text:span text:style-name="T13">, </text:span><text:span text:style-name="T14">SCORE</text:span><text:span text:style-name="T13"> </text:span><text:span text:style-name="T12">соответственно)</text:span></text:p>
        </text:list-item>
        <text:list-item>
          <text:p text:style-name="P15"><text:span text:style-name="T14">def desk_drawing</text:span><text:span text:style-name="T13">() – отвечает за </text:span><text:span text:style-name="T12">создание игрового пространства</text:span></text:p>
        </text:list-item>
        <text:list-item>
          <text:p text:style-name="P15"><text:span text:style-name="T14">def selected</text:span><text:span text:style-name="T13">() – отвечает за </text:span><text:span text:style-name="T12">выбор клетки пользователем</text:span></text:p>
        </text:list-item>
        <text:list-item>
          <text:p text:style-name="P15"><text:span text:style-name="T14">def winner</text:span><text:span text:style-name="T13">() и </text:span><text:span text:style-name="T14">def loser</text:span><text:span text:style-name="T13">() – отвечают за надписи победы и проигрыша соответственно </text:span></text:p>
        </text:list-item>
        <text:list-item>
          <text:p text:style-name="P15"><text:span text:style-name="T14">def msg</text:span><text:span text:style-name="T13">() – отвечает за вывод на экран результата игры</text:span></text:p>
        </text:list-item>
        <text:list-item>
          <text:p text:style-name="P15"><text:span text:style-name="T14">def combinations</text:span><text:span text:style-name="T13">() – отвечает за вывод на экран </text:span><text:span text:style-name="T12">сообщ</text:span><text:span text:style-name="T13">ений о созданных комбинациях: </text:span><text:span text:style-name="T14">COOL</text:span><text:span text:style-name="T13">, </text:span><text:span text:style-name="T14">TRIPLE</text:span><text:span text:style-name="T13"> и </text:span><text:span text:style-name="T14">DOUBLE</text:span></text:p>
        </text:list-item>
        <text:list-item>
          <text:p text:style-name="P15"><text:span text:style-name="T13">Файл </text:span><text:span text:style-name="T16">sound </text:span><text:span text:style-name="T13">со следующим функционалом:</text:span></text:p>
        </text:list-item>
        <text:list-item>
          <text:p text:style-name="P15"><text:span text:style-name="T14">def load</text:span><text:span text:style-name="T13">() – загрузка звукового сопровождения игры</text:span></text:p>
        </text:list-item>
        <text:list-item>
          <text:p text:style-name="P15"><text:span text:style-name="T14">def play</text:span><text:span text:style-name="T13">() – отвечает за проигрывание звукового сопровождения игры</text:span></text:p>
        </text:list-item>
        <text:list-item>
          <text:p text:style-name="P15"><text:span text:style-name="T14">def bonus</text:span><text:span text:style-name="T13">() – отвечает за проигрывание звука при создании <text:s/>комбинаций</text:span></text:p>
        </text:list-item>
      </text:list>
      <text:list xml:id="list38823276" text:continue-list="list38838084" text:style-name="Outline">
        <text:list-item>
          <text:h text:style-name="P12" text:outline-level="1"><text:bookmark-start text:name="Bookmark9"/><text:bookmark text:name="_Toc54959503"/><text:span text:style-name="T8">Описание технологий</text:span><text:bookmark-end text:name="Bookmark9"/></text:h>
        </text:list-item>
      </text:list>
      <text:p text:style-name="Текст_20_курсовой">В разработанной системе «Три в ряд» реализованы все рассмотренные в ходе изучения блока QT технологии:</text:p>
      <text:p text:style-name="маркированный_20_список">Программное создание интерфейса.</text:p>
      <text:p text:style-name="маркированный_20_список">Разработка интерфейса средствами Pygame.</text:p>
      <text:p text:style-name="маркированный_20_список">Обработка событий.</text:p>
      <text:p text:style-name="маркированный_20_список"><text:soft-page-break/>Работа изображениями и звуком.</text:p>
      <text:p text:style-name="маркированный_20_список">Реализация игрового поля.</text:p>
      <text:p text:style-name="маркированный_20_список">Работа с файлами (.txt)</text:p>
      <text:p text:style-name="маркированный_20_список">Создание <text:span text:style-name="T15">requirements</text:span>.txt</text:p>
      <text:p text:style-name="Текст_20_курсовой">Необходимые для запуска библиотеки:</text:p>
      <text:p text:style-name="P10">Pygame<text:span text:style-name="T10">==2.1.2</text:span></text:p>
      <text:list xml:id="list38853037" text:continue-numbering="true" text:style-name="Outline">
        <text:list-item>
          <text:h text:style-name="P12" text:outline-level="1"><text:bookmark-start text:name="Bookmark10"/><text:span text:style-name="T8">Интерфейс</text:span> программы «Три в ряд»<text:bookmark-end text:name="Bookmark10"/></text:h>
        </text:list-item>
      </text:list>
      <text:h text:style-name="P13" text:outline-level="1">https://github.com/Jullssssss/PyGame_Project_Yandex_Lyceum/blob/main/Работа%20приложения.mp4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fo:line-height="10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fo:line-height="115%" text:number-lines="false" text:line-number="0"/>
      <style:text-properties fo:color="#4f81bd" fo:font-size="9pt" fo:font-style="italic" fo:font-weight="bold" style:font-size-asian="9pt" style:font-style-asian="italic" style:font-weight-asian="bold" style:font-name-complex="Lucida Sans1" style:font-size-complex="9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353cm" fo:keep-together="always" fo:keep-with-next="always"/>
      <style:text-properties style:font-name="Arial1" fo:font-size="17pt" style:font-name-asian="Arial3" style:font-size-asian="17pt" style:font-name-complex="Arial3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353cm" fo:keep-together="always" fo:keep-with-next="always"/>
      <style:text-properties style:font-name="Arial1" fo:font-size="15pt" style:font-name-asian="Arial3" style:font-size-asian="15pt" style:font-name-complex="Arial3" style:font-size-complex="15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564cm" fo:margin-bottom="0.353cm" fo:keep-together="always" fo:keep-with-next="always"/>
      <style:text-properties style:font-name="Arial1" fo:font-size="13pt" fo:font-weight="bold" style:font-name-asian="Arial3" style:font-size-asian="13pt" style:font-weight-asian="bold" style:font-name-complex="Arial3" style:font-size-complex="13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564cm" fo:margin-bottom="0.353cm" fo:keep-together="always" fo:keep-with-next="always"/>
      <style:text-properties style:font-name="Arial1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564cm" fo:margin-bottom="0.353cm" fo:keep-together="always" fo:keep-with-next="always"/>
      <style:text-properties style:font-name="Arial1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564cm" fo:margin-bottom="0.353cm" fo:keep-together="always" fo:keep-with-next="always"/>
      <style:text-properties style:font-name="Arial1" fo:font-size="11pt" fo:font-style="italic" fo:font-weight="bold" style:font-name-asian="Arial3" style:font-size-asian="11pt" style:font-style-asian="italic" style:font-weight-asian="bold" style:font-name-complex="Arial3" style:font-size-complex="11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564cm" fo:margin-bottom="0.353cm" fo:keep-together="always" fo:keep-with-next="always"/>
      <style:text-properties style:font-name="Arial1" fo:font-size="11pt" fo:font-style="italic" style:font-name-asian="Arial3" style:font-size-asian="11pt" style:font-style-asian="italic" style:font-name-complex="Arial3" style:font-size-complex="11pt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564cm" fo:margin-bottom="0.353cm" fo:keep-together="always" fo:keep-with-next="always"/>
      <style:text-properties style:font-name="Arial1" fo:font-size="10.5pt" fo:font-style="italic" style:font-name-asian="Arial3" style:font-size-asian="10.5pt" style:font-style-asian="italic" style:font-name-complex="Arial3" style:font-size-complex="10.5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529cm" fo:margin-bottom="0.353cm"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353cm" fo:margin-bottom="0.353cm"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018cm solid #ffffff">
        <style:background-image/>
      </style:paragraph-properties>
      <style:text-properties fo:font-style="italic" style:font-style-asian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.071cm" fo:line-height="100%"/>
      <style:text-properties fo:font-size="9pt" style:font-size-asian="9pt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499cm" fo:margin-right="0cm" fo:margin-top="0cm" fo:margin-bottom="0.10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2cm" fo:margin-right="0cm" fo:margin-top="0cm" fo:margin-bottom="0.101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499cm" fo:margin-right="0cm" fo:margin-top="0cm" fo:margin-bottom="0.101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3cm" fo:margin-right="0cm" fo:margin-top="0cm" fo:margin-bottom="0.101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3.5cm" fo:margin-right="0cm" fo:margin-top="0cm" fo:margin-bottom="0.101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4.001cm" fo:margin-right="0cm" fo:margin-top="0cm" fo:margin-bottom="0.101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orphans="2" fo:widows="2" text:number-lines="false" text:line-number="0" style:writing-mode="lr-tb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able_20_of_20_figures" style:display-name="table of figures" style:family="paragraph" style:parent-style-name="Standard" style:default-outline-level="" style:list-style-name="">
      <style:paragraph-properties fo:margin-top="0cm" fo:margin-bottom="0cm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Arial3" style:font-size-complex="16pt"/>
    </style:style>
    <style:style style:name="Normal_20__28_Web_29_" style:display-name="Normal (Web)" style:family="paragraph" style:parent-style-name="Standard" style:default-outline-level="" style:list-style-name="">
      <style:paragraph-properties fo:margin-left="0cm" fo:margin-right="0cm" fo:margin-top="0.176cm" fo:margin-bottom="0.176cm" fo:text-align="start" style:justify-single-word="false" fo:text-indent="0cm" style:auto-text-indent="fals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line-height="150%" fo:text-indent="0cm" style:auto-text-indent="false">
        <style:tab-stops>
          <style:tab-stop style:position="0.751cm"/>
          <style:tab-stop style:position="16.503cm" style:type="right" style:leader-style="dotted" style:leader-text="."/>
        </style:tab-stops>
      </style:paragraph-properties>
      <style:text-properties fo:font-size="14pt" style:font-size-asian="14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line-height="150%" fo:text-indent="0.577cm" style:auto-text-indent="false">
        <style:tab-stops>
          <style:tab-stop style:position="0.751cm"/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1.501cm" fo:margin-right="0cm" fo:line-height="150%" fo:text-indent="0.153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  <style:text-properties style:font-name="Calibri" style:font-name-complex="Calibri1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size="10pt" style:font-size-asian="10pt" style:font-size-complex="10pt"/>
    </style:style>
    <style:style style:name="маркированный_20_список" style:display-name="маркированный список" style:family="paragraph" style:parent-style-name="Standard" style:default-outline-level="" style:list-style-name="">
      <style:paragraph-properties fo:margin-top="0cm" fo:margin-bottom="0.423cm" fo:line-height="150%"/>
      <style:text-properties fo:font-size="14pt" style:font-size-asian="14pt" style:font-size-complex="14pt"/>
    </style:style>
    <style:style style:name="Текст_20_курсовой" style:display-name="Текст курсовой" style:family="paragraph" style:parent-style-name="Standard" style:default-outline-level="" style:list-style-name="">
      <style:paragraph-properties fo:margin-top="0cm" fo:margin-bottom="0.212cm" fo:line-height="150%" fo:background-color="#ffffff">
        <style:tab-stops>
          <style:tab-stop style:position="1cm"/>
        </style:tab-stops>
        <style:background-image/>
      </style:paragraph-properties>
      <style:text-properties fo:font-size="14pt" style:font-size-asian="14pt" style:language-asian="ar" style:country-asian="SA" style:font-size-complex="13pt"/>
    </style:style>
    <style:style style:name="Название_20_главы" style:display-name="Название главы" style:family="paragraph" style:parent-style-name="Heading_20_1" style:default-outline-level="1" style:list-style-name="Outline">
      <style:paragraph-properties fo:margin-top="0.423cm" fo:margin-bottom="0.423cm" fo:text-align="start" style:justify-single-word="false" fo:background-color="#ffffff">
        <style:background-image/>
      </style:paragraph-properties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Название_20_параграфа" style:display-name="Название параграфа" style:family="paragraph" style:parent-style-name="Standard" style:default-outline-level="3">
      <style:paragraph-properties fo:margin-left="0cm" fo:margin-right="0cm" fo:margin-top="0.423cm" fo:margin-bottom="0.423cm" fo:text-align="start" style:justify-single-word="false" fo:text-indent="1.251cm" style:auto-text-indent="false"/>
      <style:text-properties fo:color="#000000" style:font-name="Calibri" fo:font-size="14pt" fo:language="en" fo:country="US" fo:font-weight="bold" style:font-size-asian="14pt" style:language-asian="en" style:country-asian="US" style:font-weight-asian="bold" style:font-name-complex="Calibri1" style:font-size-complex="14pt" style:font-weight-complex="bold"/>
    </style:style>
    <style:style style:name="Название_20_пункта" style:display-name="Название пункта" style:family="paragraph" style:parent-style-name="Название_20_параграфа" style:default-outline-level="" style:list-style-name="">
      <style:paragraph-properties>
        <style:tab-stops>
          <style:tab-stop style:position="0.635cm"/>
        </style:tab-stops>
      </style:paragraph-properties>
      <style:text-properties style:font-size-complex="12pt"/>
    </style:style>
    <style:style style:name="ВВедение" style:family="paragraph" style:parent-style-name="Текст_20_курсовой" style:default-outline-level="" style:list-style-name="">
      <style:paragraph-properties fo:margin-left="0cm" fo:margin-right="0cm" fo:margin-top="0.423cm" fo:margin-bottom="0.212cm" fo:text-align="center" style:justify-single-word="false" fo:text-indent="-1.251cm" style:auto-text-indent="false"/>
      <style:text-properties fo:color="#000000" fo:font-size="16pt" fo:font-weight="bold" style:font-size-asian="16pt" style:language-asian="ru" style:country-asian="RU" style:font-weight-asian="bold" style:font-size-complex="14pt"/>
    </style:style>
    <style:style style:name="Титульный_20_лист" style:display-name="Титульный лист" style:family="paragraph" style:parent-style-name="Plain_20_Text" style:default-outline-level="1">
      <style:paragraph-properties fo:margin-left="0cm" fo:margin-right="0cm" fo:text-align="center" style:justify-single-word="false" fo:text-indent="0cm" style:auto-text-indent="false"/>
      <style:text-properties style:font-name="Arial1" fo:font-size="12pt" fo:language="ru" fo:country="RU" style:font-size-asian="12pt" style:language-asian="ru" style:country-asian="RU" style:font-name-complex="Arial3" style:font-size-complex="12pt"/>
    </style:style>
    <style:style style:name="титульный2" style:family="paragraph" style:parent-style-name="Plain_20_Text" style:default-outline-level="1">
      <style:paragraph-properties fo:margin-left="0cm" fo:margin-right="0cm" fo:margin-top="0.423cm" fo:margin-bottom="0.423cm" fo:line-height="150%" fo:text-align="center" style:justify-single-word="false" fo:text-indent="0cm" style:auto-text-indent="false"/>
      <style:text-properties style:font-name="Arial1" fo:font-size="12pt" fo:language="ru" fo:country="RU" fo:font-style="italic" style:font-size-asian="12pt" style:language-asian="ru" style:country-asian="RU" style:font-style-asian="italic" style:font-name-complex="Arial3" style:font-size-complex="12pt"/>
    </style:style>
    <style:style style:name="ДИП_5f_основной_20_текст" style:display-name="ДИП_основной текст" style:family="paragraph" style:parent-style-name="Standard" style:default-outline-level="" style:list-style-name="">
      <style:paragraph-properties fo:line-height="150%"/>
      <style:text-properties fo:color="#00000a" fo:font-size="14pt" style:font-size-asian="14pt" style:font-size-complex="14pt" style:font-weight-complex="bold"/>
    </style:style>
    <style:style style:name="ПодзаголовокКатя" style:family="paragraph" style:parent-style-name="Название_20_пункта" style:default-outline-level="" style:list-style-name="">
      <style:paragraph-properties fo:margin-left="0cm" fo:margin-right="0cm" fo:text-indent="1.251cm" style:auto-text-indent="false">
        <style:tab-stops>
          <style:tab-stop style:position="0.635cm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fo:margin-left="0cm" fo:margin-right="0cm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2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82cm" fo:line-height="108%" fo:text-align="start" style:justify-single-word="false" fo:text-indent="0cm" style:auto-text-indent="false"/>
      <style:text-properties style:font-name="Calibri" fo:font-size="11pt" style:font-size-asian="11pt" style:language-asian="en" style:country-asian="US" style:font-name-complex="Calibri1" style:font-size-complex="11pt"/>
    </style:style>
    <style:style style:name="Название_20_рисунка" style:display-name="Название рисунка" style:family="paragraph" style:parent-style-name="Standard" style:default-outline-level="" style:list-style-name="">
      <style:paragraph-properties fo:margin-top="0.423cm" fo:margin-bottom="0.423cm" fo:text-align="center" style:justify-single-word="false">
        <style:tab-stops>
          <style:tab-stop style:position="2.752cm"/>
        </style:tab-stops>
      </style:paragraph-properties>
      <style:text-properties fo:font-size="14pt" style:font-size-asian="14pt" style:font-size-complex="14pt"/>
    </style:style>
    <style:style style:name="Стиль1" style:family="paragraph" style:parent-style-name="Текст_20_курсовой" style:default-outline-level="" style:list-style-name="">
      <style:paragraph-properties fo:text-align="center" style:justify-single-word="false"/>
    </style:style>
    <style:style style:name="Heading_20_1_20_Char" style:display-name="Heading 1 Char" style:family="text">
      <style:text-properties style:font-name="Arial1" fo:font-size="20pt" style:font-name-asian="Arial3" style:font-size-asian="20pt" style:font-name-complex="Arial3" style:font-size-complex="20pt"/>
    </style:style>
    <style:style style:name="Heading_20_2_20_Char" style:display-name="Heading 2 Char" style:family="text">
      <style:text-properties style:font-name="Arial1" fo:font-size="17pt" style:font-name-asian="Arial3" style:font-size-asian="17pt" style:font-name-complex="Arial3"/>
    </style:style>
    <style:style style:name="Heading_20_3_20_Char" style:display-name="Heading 3 Char" style:family="text">
      <style:text-properties style:font-name="Arial1" fo:font-size="15pt" style:font-name-asian="Arial3" style:font-size-asian="15pt" style:font-name-complex="Arial3" style:font-size-complex="15pt"/>
    </style:style>
    <style:style style:name="Heading_20_4_20_Char" style:display-name="Heading 4 Char" style:family="text">
      <style:text-properties style:font-name="Arial1" fo:font-size="13pt" fo:font-weight="bold" style:font-name-asian="Arial3" style:font-size-asian="13pt" style:font-weight-asian="bold" style:font-name-complex="Arial3" style:font-size-complex="13pt" style:font-weight-complex="bold"/>
    </style:style>
    <style:style style:name="Heading_20_5_20_Char" style:display-name="Heading 5 Char" style:family="text">
      <style:text-properties style:font-name="Arial1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Heading_20_6_20_Char" style:display-name="Heading 6 Char" style:family="text">
      <style:text-properties style:font-name="Arial1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Heading_20_7_20_Char" style:display-name="Heading 7 Char" style:family="text">
      <style:text-properties style:font-name="Arial1" fo:font-size="11pt" fo:font-style="italic" fo:font-weight="bold" style:font-name-asian="Arial3" style:font-size-asian="11pt" style:font-style-asian="italic" style:font-weight-asian="bold" style:font-name-complex="Arial3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1" fo:font-size="11pt" fo:font-style="italic" style:font-name-asian="Arial3" style:font-size-asian="11pt" style:font-style-asian="italic" style:font-name-complex="Arial3" style:font-size-complex="11pt" style:font-style-complex="italic"/>
    </style:style>
    <style:style style:name="Heading_20_9_20_Char" style:display-name="Heading 9 Char" style:family="text">
      <style:text-properties style:font-name="Arial1" fo:font-size="10.5pt" fo:font-style="italic" style:font-name-asian="Arial3" style:font-size-asian="10.5pt" style:font-style-asian="italic" style:font-name-complex="Arial3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2pt" style:font-size-asian="12pt" style:font-size-complex="12pt"/>
    </style:style>
    <style:style style:name="Основной_20_текст_20_2_20_Знак1" style:display-name="Основной текст 2 Знак1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Текст_20_Знак" style:display-name="Текст Знак" style:family="text" style:parent-style-name="Default_20_Paragraph_20_Font">
      <style:text-properties style:font-name="Courier New" fo:font-size="10pt" style:font-name-asian="Times New Roman1" style:font-size-asian="10pt" style:font-name-complex="Times New Roman1" style:font-size-complex="10pt"/>
    </style:style>
    <style:style style:name="Название_20_параграфа_20_Знак" style:display-name="Название параграфа Знак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language-asian="ru" style:country-asian="RU" style:font-name-complex="Arial3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Текст_20_курсовой_20_Знак" style:display-name="Текст курсовой Знак" style:family="text" style:parent-style-name="Default_20_Paragraph_20_Font">
      <style:text-properties style:font-name="Times New Roman" fo:font-size="14pt" style:font-name-asian="Times New Roman1" style:font-size-asian="14pt" style:language-asian="ar" style:country-asian="SA" style:font-name-complex="Times New Roman1" style:font-size-complex="13pt"/>
    </style:style>
    <style:style style:name="Стиль1_20_Знак" style:display-name="Стиль1 Знак" style:family="text" style:parent-style-name="Текст_20_курсовой_20_Знак">
      <style:text-properties style:font-name="Times New Roman" fo:font-size="14pt" style:font-name-asian="Times New Roman1" style:font-size-asian="14pt" style:language-asian="ar" style:country-asian="SA" style:font-name-complex="Times New Roman1" style:font-size-complex="13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color="#000000" style:text-position="0% 100%" fo:letter-spacing="normal" style:text-underline-style="none" style:font-name-complex="Times New Roman1"/>
    </style:style>
    <style:style style:name="ListLabel_20_3" style:display-name="ListLabel 3" style:family="text">
      <style:text-properties style:font-name-complex="Courier New2"/>
    </style:style>
    <style:style style:name="ListLabel_20_4" style:display-name="ListLabel 4" style:family="text">
      <style:text-properties fo:color="#000000" style:text-position="0% 100%" fo:font-size="0pt" fo:letter-spacing="normal" style:text-underline-style="none" style:font-size-asian="0pt" style:font-name-complex="Times New Roman1" style:font-size-complex="0pt"/>
    </style:style>
    <style:style style:name="ListLabel_20_5" style:display-name="ListLabel 5" style:family="text">
      <style:text-properties style:text-position="0% 100%" fo:letter-spacing="normal" style:text-underline-style="none" style:font-name-complex="Times New Roman1"/>
    </style:style>
    <style:style style:name="ListLabel_20_6" style:display-name="ListLabel 6" style:family="text">
      <style:text-properties style:font-name-asian="Arial3" style:font-name-complex="Arial3"/>
    </style:style>
    <style:style style:name="ListLabel_20_7" style:display-name="ListLabel 7" style:family="text">
      <style:text-properties style:font-name-asian="Courier New2" style:font-name-complex="Courier New2"/>
    </style:style>
    <style:style style:name="ListLabel_20_8" style:display-name="ListLabel 8" style:family="text">
      <style:text-properties style:font-name-asian="Wingdings1" style:font-name-complex="Wingdings1"/>
    </style:style>
    <style:style style:name="ListLabel_20_9" style:display-name="ListLabel 9" style:family="text">
      <style:text-properties style:font-name-asian="Symbol1" style:font-name-complex="Symbol1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6" style:num-suffix="–" text:bullet-char="–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style:font-name="Arial2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Courier New1"/>
      </text:list-level-style-bullet>
      <text:list-level-style-bullet text:level="3" text:style-name="ListLabel_20_8" style:num-suffix="§" text:bullet-char="§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Wingdings"/>
      </text:list-level-style-bullet>
      <text:list-level-style-bullet text:level="4" text:style-name="ListLabel_20_9" style:num-suffix="·" text:bullet-char="·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Courier New1"/>
      </text:list-level-style-bullet>
      <text:list-level-style-bullet text:level="6" text:style-name="ListLabel_20_8" style:num-suffix="§" text:bullet-char="§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Wingdings"/>
      </text:list-level-style-bullet>
      <text:list-level-style-bullet text:level="7" text:style-name="ListLabel_20_9" style:num-suffix="·" text:bullet-char="·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Courier New1"/>
      </text:list-level-style-bullet>
      <text:list-level-style-bullet text:level="9" text:style-name="ListLabel_20_8" style:num-suffix="§" text:bullet-char="§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9" style:num-suffix="·" text:bullet-char="·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Courier New1"/>
      </text:list-level-style-bullet>
      <text:list-level-style-bullet text:level="3" text:style-name="ListLabel_20_8" style:num-suffix="§" text:bullet-char="§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Wingdings"/>
      </text:list-level-style-bullet>
      <text:list-level-style-bullet text:level="4" text:style-name="ListLabel_20_9" style:num-suffix="·" text:bullet-char="·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Courier New1"/>
      </text:list-level-style-bullet>
      <text:list-level-style-bullet text:level="6" text:style-name="ListLabel_20_8" style:num-suffix="§" text:bullet-char="§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Wingdings"/>
      </text:list-level-style-bullet>
      <text:list-level-style-bullet text:level="7" text:style-name="ListLabel_20_9" style:num-suffix="·" text:bullet-char="·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Courier New1"/>
      </text:list-level-style-bullet>
      <text:list-level-style-bullet text:level="9" text:style-name="ListLabel_20_8" style:num-suffix="§" text:bullet-char="§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атерина</meta:initial-creator>
    <dc:creator>Yulia Sviridova</dc:creator>
    <meta:editing-cycles>12</meta:editing-cycles>
    <meta:creation-date>2020-10-30T08:48:00</meta:creation-date>
    <dc:date>2023-01-15T18:59:26.19</dc:date>
    <meta:generator>OpenOffice/4.1.10$Win32 OpenOffice.org_project/4110m2$Build-9807</meta:generator>
    <meta:document-statistic meta:table-count="0" meta:image-count="0" meta:object-count="0" meta:page-count="6" meta:paragraph-count="66" meta:word-count="575" meta:character-count="406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